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pd1" office:value-type="string" calcext:value-type="string">
            <text:p>Tamaño pantalla (pulgadas)</text:p>
          </table:table-cell>
          <table:table-cell table:style-name="pd1" office:value-type="string" calcext:value-type="string">
            <text:p>Almacenamiento</text:p>
          </table:table-cell>
          <table:table-cell table:style-name="pd1" office:value-type="string" calcext:value-type="string">
            <text:p>Memoria RAM</text:p>
          </table:table-cell>
          <table:table-cell table:style-name="pd1" office:value-type="string" calcext:value-type="string">
            <text:p>Megapíxeles</text:p>
          </table:table-cell>
          <table:table-cell table:style-name="pd1" office:value-type="string" calcext:value-type="string">
            <text:p>Resolución</text:p>
          </table:table-cell>
          <table:table-cell table:style-name="pd1" office:value-type="string" calcext:value-type="string">
            <text:p>Cobertura</text:p>
          </table:table-cell>
          <table:table-cell table:style-name="pd1" office:value-type="string" calcext:value-type="string">
            <text:p>Año de lanzamiento</text:p>
          </table:table-cell>
          <table:table-cell table:style-name="pd1" office:value-type="string" calcext:value-type="string">
            <text:p>Xiaomi</text:p>
          </table:table-cell>
          <table:table-cell table:style-name="pd1" office:value-type="string" calcext:value-type="string">
            <text:p>Sony</text:p>
          </table:table-cell>
          <table:table-cell table:style-name="pd1" office:value-type="string" calcext:value-type="string">
            <text:p>Redmi</text:p>
          </table:table-cell>
          <table:table-cell table:style-name="pd1" office:value-type="string" calcext:value-type="string">
            <text:p>iPhone</text:p>
          </table:table-cell>
          <table:table-cell table:style-name="pd1" office:value-type="string" calcext:value-type="string">
            <text:p>Huawei</text:p>
          </table:table-cell>
          <table:table-cell table:style-name="pd1" office:value-type="string" calcext:value-type="string">
            <text:p>Google</text:p>
          </table:table-cell>
          <table:table-cell table:style-name="pd1" office:value-type="string" calcext:value-type="string">
            <text:p>Galaxy</text:p>
          </table:table-cell>
          <table:table-cell table:style-name="pd1" office:value-type="string" calcext:value-type="string">
            <text:p>Other</text:p>
          </table:table-cell>
          <table:table-cell table:style-name="pd1" office:value-type="string" calcext:value-type="string">
            <text:p>MinPrice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3088" calcext:value-type="float">
            <text:p>308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120" calcext:value-type="float">
            <text:p>31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120" calcext:value-type="float">
            <text:p>31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120" calcext:value-type="float">
            <text:p>31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120" calcext:value-type="float">
            <text:p>31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796" calcext:value-type="float">
            <text:p>279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796" calcext:value-type="float">
            <text:p>279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796" calcext:value-type="float">
            <text:p>279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40" calcext:value-type="float">
            <text:p>26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40" calcext:value-type="float">
            <text:p>26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640" calcext:value-type="float">
            <text:p>26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640" calcext:value-type="float">
            <text:p>26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12" calcext:value-type="float">
            <text:p>161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840" calcext:value-type="float">
            <text:p>38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840" calcext:value-type="float">
            <text:p>38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556" calcext:value-type="float">
            <text:p>255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556" calcext:value-type="float">
            <text:p>255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556" calcext:value-type="float">
            <text:p>255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556" calcext:value-type="float">
            <text:p>255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44" calcext:value-type="float">
            <text:p>224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20" calcext:value-type="float">
            <text:p>312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20" calcext:value-type="float">
            <text:p>252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840" calcext:value-type="float">
            <text:p>384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</table:table>
      <table:named-expressions/>
      <table:database-ranges>
        <table:database-range table:name="__Anonymous_Sheet_DB__0" table:target-range-address="Sheet1.A1:Sheet1.P92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7">00/00/0000</text:date>, <text:time style:data-style-name="N2" text:time-value="18:30:01.045320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4-07T18:37:51.485048347</dc:date>
    <meta:editing-duration>PT8M48S</meta:editing-duration>
    <meta:editing-cycles>3</meta:editing-cycles>
    <meta:document-statistic meta:table-count="1" meta:cell-count="14768" meta:object-count="0"/>
  </office:meta>
</office:document-meta>
</file>